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1" svg:font-family="'Luxi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margin-left="-0.239in" fo:margin-right="-0.2228in" fo:text-align="center" style:justify-single-word="false" fo:text-indent="0in" style:auto-text-indent="false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 style:list-style-name="WW8Num2">
      <style:paragraph-properties fo:line-height="100%"/>
    </style:style>
    <style:style style:name="P7" style:family="paragraph" style:parent-style-name="Standard" style:list-style-name="WW8Num8">
      <style:paragraph-properties fo:line-height="100%"/>
    </style:style>
    <style:style style:name="P8" style:family="paragraph" style:parent-style-name="Standard" style:list-style-name="WW8Num3">
      <style:paragraph-properties fo:margin-top="0in" fo:margin-bottom="0in" fo:line-height="100%"/>
      <style:text-properties style:font-name="Arial" style:font-name-complex="Arial"/>
    </style:style>
    <style:style style:name="P9" style:family="paragraph" style:parent-style-name="Standard">
      <style:paragraph-properties fo:margin-top="0in" fo:margin-bottom="0.1945in" fo:line-height="100%"/>
      <style:text-properties style:font-name="Arial" style:font-name-complex="Arial"/>
    </style:style>
    <style:style style:name="P10" style:family="paragraph" style:parent-style-name="Standard" style:list-style-name="WW8Num3">
      <style:paragraph-properties fo:margin-top="0in" fo:margin-bottom="0.1945in" fo:line-height="100%"/>
      <style:text-properties style:font-name="Arial" style:font-name-complex="Arial"/>
    </style:style>
    <style:style style:name="P11" style:family="paragraph" style:parent-style-name="Standard">
      <style:paragraph-properties fo:margin-left="0.502in" fo:margin-right="0in" fo:line-height="100%" fo:text-indent="0in" style:auto-text-indent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left="0.502in" fo:margin-right="0in" fo:line-height="100%" fo:text-indent="0in" style:auto-text-indent="false"/>
    </style:style>
    <style:style style:name="P13" style:family="paragraph" style:parent-style-name="Standard">
      <style:paragraph-properties fo:margin-left="0.502in" fo:margin-right="0in" fo:line-height="100%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.25in" fo:margin-right="0in" fo:line-height="100%" fo:text-indent="0in" style:auto-text-indent="false"/>
    </style:style>
    <style:style style:name="P15" style:family="paragraph" style:parent-style-name="Standard">
      <style:paragraph-properties fo:margin-left="1in" fo:margin-right="0in" fo:line-height="100%" fo:text-indent="0in" style:auto-text-indent="false"/>
    </style:style>
    <style:style style:name="P16" style:family="paragraph" style:parent-style-name="Standard">
      <style:paragraph-properties fo:margin-left="0.75in" fo:margin-right="0in" fo:line-height="100%" fo:text-indent="0in" style:auto-text-indent="false"/>
    </style:style>
    <style:style style:name="P17" style:family="paragraph" style:parent-style-name="Standard">
      <style:paragraph-properties fo:margin-left="1.25in" fo:margin-right="0in" fo:line-height="100%" fo:text-indent="0in" style:auto-text-indent="false"/>
    </style:style>
    <style:style style:name="T1" style:family="text">
      <style:text-properties fo:font-style="italic" style:font-style-asian="italic"/>
    </style:style>
    <style:style style:name="Sect1" style:family="section">
      <style:section-properties text:dont-balance-text-columns="false" style:editable="false">
        <style:columns fo:column-count="3">
          <style:column style:rel-width="1440*" fo:start-indent="0in" fo:end-indent="0in"/>
          <style:column style:rel-width="6754*" fo:start-indent="0in" fo:end-indent="0in"/>
          <style:column style:rel-width="1444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7529656" text:style-name="WW8Num2">
        <text:list-item>
          <text:p text:style-name="P6">Write a program that executes the “cat –b –v –t filename” command. Call your executable myfork</text:p>
        </text:list-item>
      </text:list>
      <text:p text:style-name="P14"/>
      <text:p text:style-name="P14">Details:</text:p>
      <text:list xml:id="list1663183677" text:style-name="WW8Num8">
        <text:list-item>
          <text:p text:style-name="P7">The call to your program will be made with the following command</text:p>
        </text:list-item>
      </text:list>
      <text:p text:style-name="P15"/>
      <text:p text:style-name="P15">myfork filename</text:p>
      <text:p text:style-name="P15"/>
      <text:list xml:id="list102002657" text:continue-numbering="true" text:style-name="WW8Num8">
        <text:list-item>
          <text:p text:style-name="P7">The program will use the <text:span text:style-name="T1">execl</text:span> to call cat and use the filename passed as an argument on the command line./</text:p>
        </text:list-item>
        <text:list-item>
          <text:p text:style-name="P7">You will use fork() and have the parent wait for the child to finish</text:p>
        </text:list-item>
        <text:list-item>
          <text:p text:style-name="P7">Your program will also print from the child process:</text:p>
        </text:list-item>
      </text:list>
      <text:p text:style-name="P16"/>
      <text:p text:style-name="P15">The process id</text:p>
      <text:p text:style-name="P15">The parent id</text:p>
      <text:p text:style-name="P15">The process group id</text:p>
      <text:p text:style-name="P15"/>
      <text:p text:style-name="P16">And print from the parent process</text:p>
      <text:p text:style-name="P15"/>
      <text:p text:style-name="P15">The process id</text:p>
      <text:p text:style-name="P15">The parent id</text:p>
      <text:p text:style-name="P15">The process group id</text:p>
      <text:p text:style-name="P15"/>
      <text:list xml:id="list1173715092" text:continue-numbering="true" text:style-name="WW8Num8">
        <text:list-item>
          <text:p text:style-name="P7">Comment out the execl call and add instead the execv. Add any necessary variables to do that.</text:p>
        </text:list-item>
      </text:list>
      <text:p text:style-name="P5"/>
      <text:p text:style-name="P9"><text:s/>[#1]</text:p>
      <text:p text:style-name="P12">//myfork.c file</text:p>
      <text:p text:style-name="P12"/>
      <text:p text:style-name="P11">#include &lt;stdio.h&gt; </text:p>
      <text:p text:style-name="P11">#include &lt;stdlib.h&gt; </text:p>
      <text:p text:style-name="P11">#include &lt;unistd.h&gt; </text:p>
      <text:p text:style-name="P11">main (int argc, char *argv[]) </text:p>
      <text:p text:style-name="P11">{ </text:p>
      <text:p text:style-name="P11"><text:tab/>int pid,ret,status,childPid; </text:p>
      <text:p text:style-name="P11"><text:tab/>char *cmd[]= {"cat -bvt",argv[1], (char *)0}; </text:p>
      <text:p text:style-name="P11"/>
      <text:p text:style-name="P11"><text:tab/>if (argc != 2) </text:p>
      <text:p text:style-name="P11"><text:tab/>{ </text:p>
      <text:p text:style-name="P11"><text:tab/><text:tab/>printf("Usage: myfork [filename]\n"); </text:p>
      <text:p text:style-name="P11"><text:tab/><text:tab/>return 0; </text:p>
      <text:p text:style-name="P11"><text:tab/>} </text:p>
      <text:p text:style-name="P11"><text:tab/> </text:p>
      <text:p text:style-name="P11"><text:tab/>if((pid = fork ()) == -1) </text:p>
      <text:p text:style-name="P11"><text:tab/>{ </text:p>
      <text:p text:style-name="P11"><text:tab/><text:tab/>fprintf(stderr, "Fork error. Exiting \n"); </text:p>
      <text:p text:style-name="P11"><text:tab/><text:tab/>exit(1); </text:p>
      <text:p text:style-name="P11"><text:tab/>} </text:p>
      <text:p text:style-name="P11"><text:soft-page-break/></text:p>
      <text:p text:style-name="P11"><text:tab/>if (pid != 0) //Parent </text:p>
      <text:p text:style-name="P11"><text:tab/>{ </text:p>
      <text:p text:style-name="P11"><text:tab/><text:tab/>childPid = wait(&amp;status); </text:p>
      <text:p text:style-name="P11"><text:tab/><text:tab/>printf ("Original Process ID: %d, Parent PID: %d, Process Group is: %d.\n",getpid (), getppid (),getgid()); </text:p>
      <text:p text:style-name="P11"><text:tab/>} </text:p>
      <text:p text:style-name="P11"><text:tab/>else </text:p>
      <text:p text:style-name="P11"><text:tab/>{ </text:p>
      <text:p text:style-name="P11"><text:tab/><text:tab/>printf ("In the CHILD process");<text:tab/><text:tab/> </text:p>
      <text:p text:style-name="P11"><text:tab/><text:tab/>printf ("\nChild Process ID: %d, Parent PID: %d, Process Group is: %d.\n",getpid (), getppid (),getgid()); </text:p>
      <text:p text:style-name="P11"><text:tab/><text:tab/>//execl ("/bin/cat", "cat", "-bvt",argv[1], (char *)0); </text:p>
      <text:p text:style-name="P11"><text:tab/><text:tab/>execv("/bin/cat",cmd); </text:p>
      <text:p text:style-name="P11"><text:tab/>} </text:p>
      <text:p text:style-name="P11"><text:tab/> </text:p>
      <text:p text:style-name="P11"><text:tab/>return 0; </text:p>
      <text:p text:style-name="P11">}</text:p>
      <text:p text:style-name="P12"/>
      <text:p text:style-name="P12"/>
      <text:p text:style-name="P5"/>
      <text:list xml:id="list1524256798" text:continue-list="list697529656" text:style-name="WW8Num2">
        <text:list-item>
          <text:p text:style-name="P6">Answer the following questions:</text:p>
        </text:list-item>
      </text:list>
      <text:p text:style-name="P9"><text:s/>[#2]</text:p>
      <text:list xml:id="list1455560825" text:continue-list="list1173715092" text:style-name="WW8Num8">
        <text:list-item>
          <text:list>
            <text:list-item>
              <text:p text:style-name="P7">If you try to print a message after the ecec* call, does it print? Why? Why not?</text:p>
            </text:list-item>
          </text:list>
        </text:list-item>
      </text:list>
      <text:p text:style-name="P5"/>
      <text:p text:style-name="P11">It does not print after the ecec* call, The reason is because it executes the function and only the function. Anything after will not print.</text:p>
      <text:p text:style-name="P5"/>
      <text:list xml:id="list1379496754" text:continue-numbering="true" text:style-name="WW8Num8">
        <text:list-item>
          <text:list>
            <text:list-item>
              <text:p text:style-name="P7">Who is the parent of your executable (myfork) program?</text:p>
            </text:list-item>
          </text:list>
        </text:list-item>
      </text:list>
      <text:p text:style-name="P5"/>
      <text:p text:style-name="P11">The function that printed the original process</text:p>
      <text:p text:style-name="P5"/>
      <text:list xml:id="list731426403" text:continue-numbering="true" text:style-name="WW8Num8">
        <text:list-item>
          <text:list>
            <text:list-item>
              <text:p text:style-name="P7">How would you change the code so that a child and parent run concurrently?</text:p>
            </text:list-item>
          </text:list>
        </text:list-item>
      </text:list>
      <text:p text:style-name="P5"/>
      <text:p text:style-name="P11">The way you would run both child and parent to have the parent fork a set of commands and set a child process. Now both child and parent are running simultaneously.</text:p>
      <text:p text:style-name="P11"/>
      <text:p text:style-name="P5"/>
      <text:p text:style-name="P17"/>
      <text:p text:style-name="P5">Deliverables</text:p>
      <text:list xml:id="list17001989241" text:style-name="WW8Num3">
        <text:list-item>
          <text:p text:style-name="P8">The code according to the specifications in 1 [#1]</text:p>
        </text:list-item>
        <text:list-item>
          <text:p text:style-name="P8">Answer to the questions in Part 2 [#2]</text:p>
        </text:list-item>
        <text:list-item>
          <text:p text:style-name="P10">A sample run of Part 1 [#3]</text:p>
        </text:list-item>
      </text:list>
      <text:p text:style-name="P9"><text:s/>[#3]</text:p>
      <text:p text:style-name="P13">okuu@Reiuiji ~/Dropbox/UMD/Semester#3/ECE-257/Homework/HW#6 $ gcc myfork.c -o myfork.o </text:p>
      <text:p text:style-name="P13">okuu@Reiuiji ~/Dropbox/UMD/Semester#3/ECE-257/Homework/HW#6 $ ./myfork.o myfork.c </text:p>
      <text:p text:style-name="P13">In the CHILD process </text:p>
      <text:p text:style-name="P13"><text:soft-page-break/>Child Process ID: 8357, Parent PID: 8356, Process Group is: 1000. </text:p>
      <text:p text:style-name="P13"><text:s text:c="5"/>1<text:tab/>#include &lt;stdio.h&gt;</text:p>
      <text:p text:style-name="P13"><text:s text:c="5"/>2<text:tab/>#include &lt;stdlib.h&gt;</text:p>
      <text:p text:style-name="P13"><text:s text:c="5"/>3<text:tab/>#include &lt;unistd.h&gt;</text:p>
      <text:p text:style-name="P13"><text:s text:c="5"/>4<text:tab/>main (int argc, char *argv[])</text:p>
      <text:p text:style-name="P13"><text:s text:c="5"/>5<text:tab/>{</text:p>
      <text:p text:style-name="P13"><text:s text:c="5"/>6<text:tab/>^Iint pid,ret,status,childPid;</text:p>
      <text:p text:style-name="P13"><text:s text:c="5"/>7<text:tab/>^Ichar *cmd[]= {"cat -b -v -t",argv[1], (char *)0};</text:p>
      <text:p text:style-name="P13"></text:p>
      <text:p text:style-name="P13"><text:s text:c="5"/>8<text:tab/>^Iif (argc != 2)</text:p>
      <text:p text:style-name="P13"><text:s text:c="5"/>9<text:tab/>^I{</text:p>
      <text:p text:style-name="P13"><text:s text:c="4"/>10<text:tab/>^I^Iprintf("Usage: myfork [filename]\n");</text:p>
      <text:p text:style-name="P13"><text:s text:c="4"/>11<text:tab/>^I^Ireturn 0;</text:p>
      <text:p text:style-name="P13"><text:s text:c="4"/>12<text:tab/>^I}</text:p>
      <text:p text:style-name="P13"><text:s text:c="4"/>13<text:tab/>^I</text:p>
      <text:p text:style-name="P13"><text:s text:c="4"/>14<text:tab/>^Iif((pid = fork ()) == -1)</text:p>
      <text:p text:style-name="P13"><text:s text:c="4"/>15<text:tab/>^I{</text:p>
      <text:p text:style-name="P13"><text:s text:c="4"/>16<text:tab/>^I^Ifprintf(stderr, "Fork error. Exiting \n");</text:p>
      <text:p text:style-name="P13"><text:s text:c="4"/>17<text:tab/>^I^Iexit(1);</text:p>
      <text:p text:style-name="P13"><text:s text:c="4"/>18<text:tab/>^I}</text:p>
      <text:p text:style-name="P13"></text:p>
      <text:p text:style-name="P13"><text:s text:c="4"/>19<text:tab/>^Iif (pid != 0) //Parent</text:p>
      <text:p text:style-name="P13"><text:s text:c="4"/>20<text:tab/>^I{</text:p>
      <text:p text:style-name="P13"><text:s text:c="4"/>21<text:tab/>^I^IchildPid = wait(&amp;status);</text:p>
      <text:p text:style-name="P13"><text:s text:c="4"/>22<text:tab/>^I^Iprintf ("Original Process ID: %d, Parent PID: %d, Process Group is: %d.\n",getpid (), getppid (),getgid());</text:p>
      <text:p text:style-name="P13"><text:s text:c="4"/>23<text:tab/>^I}</text:p>
      <text:p text:style-name="P13"><text:s text:c="4"/>24<text:tab/>^Ielse</text:p>
      <text:p text:style-name="P13"><text:s text:c="4"/>25<text:tab/>^I{</text:p>
      <text:p text:style-name="P13"><text:s text:c="4"/>26<text:tab/>^I^Iprintf ("In the CHILD process");^I^I</text:p>
      <text:p text:style-name="P13"><text:s text:c="4"/>27<text:tab/>^I^Iprintf ("\nChild Process ID: %d, Parent PID: %d, Process Group is: %d.\n",getpid (), getppid (),getgid());</text:p>
      <text:p text:style-name="P13"><text:s text:c="4"/>28<text:tab/>^I^I//execl ("/bin/cat", "cat", "-bvt",argv[1], (char *)0); </text:p>
      <text:p text:style-name="P13"><text:s text:c="4"/>29<text:tab/>^I^Iexecv("/bin/cat",cmd);</text:p>
      <text:p text:style-name="P13"><text:s text:c="4"/>30<text:tab/>^I}</text:p>
      <text:p text:style-name="P13"><text:s text:c="4"/>31<text:tab/>^I</text:p>
      <text:p text:style-name="P13"><text:s text:c="4"/>32<text:tab/>^Ireturn 0;</text:p>
      <text:p text:style-name="P13"><text:s text:c="4"/>33<text:tab/>} </text:p>
      <text:p text:style-name="P13">Original Process ID: 8356, Parent PID: 7711, Process Group is: 10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xi Sans1" svg:font-family="'Luxi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KaitiM GB" style:font-size-asian="10.5pt" style:language-asian="zh" style:country-asian="CN" style:font-name-complex="Luxi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KaitiM GB" style:font-size-asian="14pt" style:font-name-complex="Luxi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xi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xi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xi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4_01917251" style:display-name="401917251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-0.239in" fo:margin-right="-0.2228in" fo:text-align="center" style:justify-single-word="false" fo:text-indent="0in" style:auto-text-indent="false"/>
    </style:style>
    <style:style style:name="MP4" style:family="paragraph" style:parent-style-name="Head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3">
          <style:column style:rel-width="1440*" fo:start-indent="0in" fo:end-indent="0in"/>
          <style:column style:rel-width="6754*" fo:start-indent="0in" fo:end-indent="0in"/>
          <style:column style:rel-width="1444*" fo:start-indent="0in" fo:end-indent="0in"/>
        </style:columns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Daniel Noyes</text:p>
          <text:p text:style-name="MP1"/>
          <text:p text:style-name="MP2">ECE 257 Homework set #6</text:p>
          <text:p text:style-name="MP3"/>
          <text:p text:style-name="MP4">Page: <text:page-number text:select-page="current">3</text:page-number>/<text:page-count>3</text:page-count></text:p>
          <text:p text:style-name="MP4"/>
        </text:sectio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iuiji </meta:initial-creator>
    <meta:creation-date>2012-09-09T14:50:18</meta:creation-date>
    <dc:date>2012-11-05T23:29:18</dc:date>
    <dc:creator>Dan </dc:creator>
    <meta:editing-duration>PT11H12M9S</meta:editing-duration>
    <meta:editing-cycles>38</meta:editing-cycles>
    <meta:generator>LibreOffice/3.5$Linux_X86_64 LibreOffice_project/350m1$Build-2</meta:generator>
    <meta:document-statistic meta:table-count="0" meta:image-count="0" meta:object-count="0" meta:page-count="3" meta:paragraph-count="106" meta:word-count="558" meta:character-count="2726" meta:non-whitespace-character-count="2860"/>
  </office:meta>
</office:document-meta>
</file>